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757e" officeooo:paragraph-rsid="001a757e"/>
    </style:style>
    <style:style style:name="P2" style:family="paragraph" style:parent-style-name="Standard">
      <style:text-properties officeooo:paragraph-rsid="001a757e"/>
    </style:style>
    <style:style style:name="P3" style:family="paragraph" style:parent-style-name="Standard">
      <style:paragraph-properties fo:text-align="center" style:justify-single-word="false"/>
      <style:text-properties fo:font-weight="bold" officeooo:rsid="001a757e" officeooo:paragraph-rsid="001a757e"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in" fo:margin-bottom="0in" loext:contextual-spacing="false"/>
    </style:style>
    <style:style style:name="T1" style:family="text">
      <style:text-properties officeooo:rsid="001a757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fferentiating Pulsars from stars</text:p>
      <text:p text:style-name="P3"/>
      <text:p text:style-name="P1">This analysis is based on a data set containing observations of potential pulsars. The dataset is retrieved from Kaggle but originates from a research undertaken at the University of Manchester.</text:p>
      <text:p text:style-name="P1"/>
      <text:p text:style-name="P1"/>
      <text:p text:style-name="P1">Link to dataset:</text:p>
      <text:p text:style-name="P1"><text:a xlink:type="simple" xlink:href="https://www.kaggle.com/pavanraj159/predicting-a-pulsar-star" text:style-name="Internet_20_link" text:visited-style-name="Visited_20_Internet_20_Link">https://www.kaggle.com/pavanraj159/predicting-a-pulsar-star</text:a></text:p>
      <text:p text:style-name="P1"/>
      <text:p text:style-name="P1">Description of the dataset on Kaggle:</text:p>
      <text:p text:style-name="P1"/>
      <text:p text:style-name="P2"><text:span text:style-name="T1">“ </text:span>HTRU2 is a data set which describes a sample of pulsar candidates collected during the High Time Resolution Universe Survey . </text:p>
      <text:p text:style-name="Text_20_body">Pulsars are a rare type of Neutron star that produce radio emission detectable here on Earth. They are of considerable scientific interest as probes of space-time, the inter-stellar medium, and states of matter . </text:p>
      <text:p text:style-name="Text_20_body">As pulsars rotate, their emission beam sweeps across the sky, and when this crosses our line of sight, produces a detectable pattern of broadband radio emission. As pulsars rotate rapidly, this pattern repeats periodically. Thus pulsar search involves looking for periodic radio signals with large radio telescopes. </text:p>
      <text:p text:style-name="Text_20_body">Each pulsar produces a slightly different emission pattern, which varies slightly with each rotation . Thus a potential signal detection known as a 'candidate', is averaged over many rotations of the pulsar, as determined by the length of an observation. In the absence of additional info, each candidate could potentially describe a real pulsar. However in practice almost all detections are caused by radio frequency interference (RFI) and noise, making legitimate signals hard to find. </text:p>
      <text:p text:style-name="Text_20_body">Machine learning tools are now being used to automatically label pulsar candidates to facilitate rapid analysis. Classification systems in particular are being widely adopted, which treat the candidate data sets as binary classification problems. Here the legitimate pulsar examples are a minority positive class, and spurious examples the majority negative class.</text:p>
      <text:p text:style-name="Text_20_body">The data set shared here contains 16,259 spurious examples caused by RFI/noise, and 1,639 real pulsar examples. These examples have all been checked by human annotators. </text:p>
      <text:p text:style-name="Text_20_body">Each row lists the variables first, and the class label is the final entry. The class labels used are 0 (negative) and 1 (positive). </text:p>
      <text:p text:style-name="P2"><text:span text:style-name="T1">Attribute Information:</text:span></text:p>
      <text:p text:style-name="P2"><text:line-break/>Each candidate is described by 8 continuous variables, and a single class variable. The first four are simple statistics obtained from the integrated pulse profile (folded profile). This is an array of continuous variables that describe a longitude-resolved version of the signal that has been averaged in both time and frequency . The remaining four variables are similarly obtained from the DM-SNR curve . These are summarised below: </text:p>
      <text:list xml:id="list1019920049" text:style-name="L1">
        <text:list-item>
          <text:p text:style-name="P5">Mean of the integrated profile. </text:p>
        </text:list-item>
        <text:list-item>
          <text:p text:style-name="P5">Standard deviation of the integrated profile. </text:p>
        </text:list-item>
        <text:list-item>
          <text:p text:style-name="P5">Excess kurtosis of the integrated profile. </text:p>
        </text:list-item>
        <text:list-item>
          <text:p text:style-name="P5">Skewness of the integrated profile. </text:p>
        </text:list-item>
        <text:list-item>
          <text:p text:style-name="P5">Mean of the DM-SNR curve. </text:p>
        </text:list-item>
        <text:list-item>
          <text:p text:style-name="P5">Standard deviation of the DM-SNR curve. </text:p>
        </text:list-item>
        <text:list-item>
          <text:p text:style-name="P5"><text:soft-page-break/>Excess kurtosis of the DM-SNR curve. </text:p>
        </text:list-item>
        <text:list-item>
          <text:p text:style-name="P5">Skewness of the DM-SNR curve. </text:p>
        </text:list-item>
        <text:list-item>
          <text:p text:style-name="P4">Class </text:p>
        </text:list-item>
      </text:list>
      <text:p text:style-name="Text_20_body">HTRU 2 Summary <text:line-break/>17,898 total examples. <text:line-break/>1,639 positive examples. <text:line-break/>16,259 negative examples. </text:p>
      <text:p text:style-name="Text_20_body"><text:span text:style-name="Strong_20_Emphasis">Source</text:span>: <text:a xlink:type="simple" xlink:href="https://archive.ics.uci.edu/ml/datasets/HTRU2" text:style-name="Internet_20_link" text:visited-style-name="Visited_20_Internet_20_Link">https://archive.ics.uci.edu/ml/datasets/HTRU2</text:a></text:p>
      <text:p text:style-name="P1">Dr Robert Lyon <text:line-break/>University of Manchester <text:line-break/>School of Physics and Astronomy <text:line-break/>Alan Turing Building <text:line-break/>Manchester M13 9PL <text:line-break/>United Kingdom </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3:39:24.030621838</meta:creation-date>
    <dc:date>2019-10-04T13:50:28.106690984</dc:date>
    <meta:editing-duration>PT44S</meta:editing-duration>
    <meta:editing-cycles>1</meta:editing-cycles>
    <meta:document-statistic meta:table-count="0" meta:image-count="0" meta:object-count="0" meta:page-count="2" meta:paragraph-count="27" meta:word-count="481" meta:character-count="3204" meta:non-whitespace-character-count="2732"/>
    <meta:generator>LibreOffice/6.0.7.3$Linux_X86_64 LibreOffice_project/00m0$Build-3</meta:generator>
  </office:meta>
</office:document-meta>
</file>